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66cc00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cff66"/>
    </style:style>
    <style:style style:name="ce12" style:family="table-cell" style:parent-style-name="Default">
      <style:table-cell-properties fo:background-color="#66ff66"/>
      <style:text-properties fo:color="#3c3c3c" style:font-name="Ubuntu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number-columns-repeated="14" table:default-cell-style-name="ce9"/>
        <table:table-row table:style-name="ro1">
          <table:table-cell table:style-name="ce1" office:value-type="string" calcext:value-type="string">
            <text:p>Resultado de corridas de la implementacion del algoritmo utilizado para el problema de clustering</text:p>
          </table:table-cell>
          <table:table-cell table:style-name="ce1" table:number-columns-repeated="14"/>
        </table:table-row>
        <table:table-row table:style-name="ro1"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Version 1.0 (Entrega Sem 5)</text:p>
          </table:table-cell>
          <table:table-cell table:style-name="ce2" table:number-columns-repeated="14"/>
        </table:table-row>
        <table:table-row table:style-name="ro1">
          <table:table-cell table:style-name="ce2"/>
          <table:table-cell table:style-name="ce8" table:number-columns-repeated="14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rchivo de prueba: iris.data.txt</text:p>
          </table:table-cell>
          <table:table-cell table:style-name="ce3" table:number-columns-repeated="8"/>
        </table:table-row>
        <table:table-row table:style-name="ro2">
          <table:table-cell table:style-name="ce3" table:number-columns-repeated="7"/>
          <table:table-cell table:style-name="ce12" office:value-type="string" calcext:value-type="string">
            <text:p>Con K=3 con criterio de convergencia</text:p>
          </table:table-cell>
          <table:table-cell table:style-name="ce3" table:number-columns-repeated="7"/>
        </table:table-row>
        <table:table-row table:style-name="ro1">
          <table:table-cell table:style-name="ce4"/>
          <table:table-cell office:value-type="string" calcext:value-type="string">
            <text:p>Con k-means++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style-name="ce4"/>
          <table:table-cell/>
          <table:table-cell office:value-type="string" calcext:value-type="string">
            <text:p>Distorsión</text:p>
          </table:table-cell>
          <table:table-cell office:value-type="float" office:value="187.26" calcext:value-type="float">
            <text:p>187,26</text:p>
          </table:table-cell>
          <table:table-cell office:value-type="float" office:value="193.79" calcext:value-type="float">
            <text:p>193,79</text:p>
          </table:table-cell>
          <table:table-cell office:value-type="float" office:value="252.25" calcext:value-type="float">
            <text:p>252,25</text:p>
          </table:table-cell>
          <table:table-cell office:value-type="float" office:value="175.67" calcext:value-type="float">
            <text:p>175,67</text:p>
          </table:table-cell>
          <table:table-cell office:value-type="float" office:value="177.04" calcext:value-type="float">
            <text:p>177,04</text:p>
          </table:table-cell>
          <table:table-cell office:value-type="float" office:value="213.44" calcext:value-type="float">
            <text:p>213,44</text:p>
          </table:table-cell>
          <table:table-cell office:value-type="string" calcext:value-type="string">
            <text:p>195.84</text:p>
          </table:table-cell>
          <table:table-cell office:value-type="float" office:value="211.69" calcext:value-type="float">
            <text:p>211,69</text:p>
          </table:table-cell>
          <table:table-cell office:value-type="float" office:value="207.06" calcext:value-type="float">
            <text:p>207,06</text:p>
          </table:table-cell>
          <table:table-cell office:value-type="float" office:value="274.47" calcext:value-type="float">
            <text:p>274,47</text:p>
          </table:table-cell>
          <table:table-cell table:formula="of:=AVERAGE([.D9];[.E9];[.F9];[.G9];[.H9];[.I9];[.J9];[.K9];[.L9];[.M9])" office:value-type="float" office:value="210.296666666667" calcext:value-type="float">
            <text:p>210,2966666667</text:p>
          </table:table-cell>
          <table:table-cell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4" office:value-type="string" calcext:value-type="string">
            <text:p>N°Iteraciones</text:p>
          </table:table-cell>
          <table:table-cell/>
          <table:table-cell office:value-type="string" calcext:value-type="string">
            <text:p>Porcentaje mejora</text:p>
          </table:table-cell>
          <table:table-cell office:value-type="float" office:value="0" calcext:value-type="float">
            <text:p>0</text:p>
          </table:table-cell>
          <table:table-cell office:value-type="float" office:value="0.751539" calcext:value-type="float">
            <text:p>0,751539</text:p>
          </table:table-cell>
          <table:table-cell office:value-type="float" office:value="0" calcext:value-type="float">
            <text:p>0</text:p>
          </table:table-cell>
          <table:table-cell office:value-type="float" office:value="0.0293939" calcext:value-type="float">
            <text:p>0,0293939</text:p>
          </table:table-cell>
          <table:table-cell office:value-type="float" office:value="0.0363597" calcext:value-type="float">
            <text:p>0,0363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182" calcext:value-type="float">
            <text:p>0,114182</text:p>
          </table:table-cell>
          <table:table-cell office:value-type="float" office:value="0.201844" calcext:value-type="float">
            <text:p>0,201844</text:p>
          </table:table-cell>
          <table:table-cell table:formula="of:=AVERAGE([.D11:.M11])" office:value-type="float" office:value="0.11333186" calcext:value-type="float">
            <text:p>0,11333186</text:p>
          </table:table-cell>
          <table:table-cell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table:number-columns-repeated="14"/>
        </table:table-row>
        <table:table-row table:style-name="ro1">
          <table:table-cell table:style-name="ce4"/>
          <table:table-cell table:style-name="ce10" table:number-columns-repeated="14"/>
        </table:table-row>
        <table:table-row table:style-name="ro1">
          <table:table-cell table:style-name="ce4"/>
          <table:table-cell office:value-type="string" calcext:value-type="string">
            <text:p><text:s text:c="12"/>Sin k-means++(Aleatorio)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style-name="ce4"/>
          <table:table-cell/>
          <table:table-cell office:value-type="string" calcext:value-type="string">
            <text:p>Distorsión</text:p>
          </table:table-cell>
          <table:table-cell office:value-type="float" office:value="781.31" calcext:value-type="float">
            <text:p>781,31</text:p>
          </table:table-cell>
          <table:table-cell office:value-type="float" office:value="222.08" calcext:value-type="float">
            <text:p>222,08</text:p>
          </table:table-cell>
          <table:table-cell office:value-type="float" office:value="500.3" calcext:value-type="float">
            <text:p>500,3</text:p>
          </table:table-cell>
          <table:table-cell office:value-type="float" office:value="202.13" calcext:value-type="float">
            <text:p>202,13</text:p>
          </table:table-cell>
          <table:table-cell office:value-type="float" office:value="847.58" calcext:value-type="float">
            <text:p>847,58</text:p>
          </table:table-cell>
          <table:table-cell office:value-type="float" office:value="800.85" calcext:value-type="float">
            <text:p>800,85</text:p>
          </table:table-cell>
          <table:table-cell office:value-type="float" office:value="880.28" calcext:value-type="float">
            <text:p>880,28</text:p>
          </table:table-cell>
          <table:table-cell office:value-type="float" office:value="594.74" calcext:value-type="float">
            <text:p>594,74</text:p>
          </table:table-cell>
          <table:table-cell office:value-type="float" office:value="828.8" calcext:value-type="float">
            <text:p>828,8</text:p>
          </table:table-cell>
          <table:table-cell office:value-type="float" office:value="1166.43" calcext:value-type="float">
            <text:p>1166,43</text:p>
          </table:table-cell>
          <table:table-cell table:formula="of:=AVERAGE([.D16];[.D16];[.F16];[.G16];[.H16];[.I16];[.J16];[.K16];[.L16];[.M16])" office:value-type="float" office:value="738.373" calcext:value-type="float">
            <text:p>738,373</text:p>
          </table:table-cell>
          <table:table-cell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4"/>
          <table:table-cell/>
          <table:table-cell office:value-type="string" calcext:value-type="string">
            <text:p>Porcentaje mejo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6006" calcext:value-type="float">
            <text:p>0,55600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D18];[.E18];[.F18];[.G18];[.H18];[.I18];[.J18];[.K18];[.L18];[.M18])" office:value-type="float" office:value="0.0556006" calcext:value-type="float">
            <text:p>0,0556006</text:p>
          </table:table-cell>
          <table:table-cell/>
        </table:table-row>
        <table:table-row table:style-name="ro1">
          <table:table-cell table:style-name="ce4"/>
          <table:table-cell table:style-name="ce11" office:value-type="string" calcext:value-type="string">
            <text:p>Comentarios: Se puede observar que es muy poco lo que se mejora con respecto a la solución inicial, por lo tanto el Local Search no está aportando casi nada. Muy Pocas <text:s/></text:p>
          </table:table-cell>
          <table:table-cell table:style-name="ce11" table:number-columns-repeated="13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iteraciones y/o baja cardinalidad de la vecindad y/o el criterio de convergencia puede que sea la causa.</text:p>
          </table:table-cell>
          <table:table-cell table:style-name="ce11" table:number-columns-repeated="12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Con k-means, se logra un nivel de distorsion mucho menor y es lo que se esperaba, mientras que sin k-means las distorsiones son elevadas y variadas.</text:p>
          </table:table-cell>
          <table:table-cell table:style-name="ce11" table:number-columns-repeated="12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Al momento de las corridas, imprimimos tanto la solucion inicial como la solucion final y en la mayoría de los casos estás eran iguales. Eso refuerza nuestra suposición de que el</text:p>
          </table:table-cell>
          <table:table-cell table:style-name="ce11" table:number-columns-repeated="12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Local Search no está aportando como debería.</text:p>
          </table:table-cell>
          <table:table-cell table:style-name="ce11" table:number-columns-repeated="12"/>
        </table:table-row>
        <table:table-row table:style-name="ro1" table:number-rows-repeated="4">
          <table:table-cell table:style-name="Default" table:number-columns-repeated="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rchivo de prueba: iris.data.txt</text:p>
          </table:table-cell>
          <table:table-cell table:style-name="ce3" table:number-columns-repeated="8"/>
        </table:table-row>
        <table:table-row table:style-name="ro2">
          <table:table-cell table:style-name="ce3" table:number-columns-repeated="7"/>
          <table:table-cell table:style-name="ce12" office:value-type="string" calcext:value-type="string">
            <text:p>Con K=3 SIN criterio de convergencia</text:p>
          </table:table-cell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Con k-means++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171.26" calcext:value-type="float">
            <text:p>171,26</text:p>
          </table:table-cell>
          <table:table-cell office:value-type="float" office:value="178.53" calcext:value-type="float">
            <text:p>178,53</text:p>
          </table:table-cell>
          <table:table-cell office:value-type="float" office:value="185.12" calcext:value-type="float">
            <text:p>185,12</text:p>
          </table:table-cell>
          <table:table-cell office:value-type="float" office:value="261.12" calcext:value-type="float">
            <text:p>261,12</text:p>
          </table:table-cell>
          <table:table-cell office:value-type="float" office:value="211.51" calcext:value-type="float">
            <text:p>211,51</text:p>
          </table:table-cell>
          <table:table-cell office:value-type="float" office:value="178.78" calcext:value-type="float">
            <text:p>178,78</text:p>
          </table:table-cell>
          <table:table-cell office:value-type="float" office:value="188.99" calcext:value-type="float">
            <text:p>188,99</text:p>
          </table:table-cell>
          <table:table-cell office:value-type="float" office:value="179.48" calcext:value-type="float">
            <text:p>179,48</text:p>
          </table:table-cell>
          <table:table-cell office:value-type="float" office:value="215.33" calcext:value-type="float">
            <text:p>215,33</text:p>
          </table:table-cell>
          <table:table-cell office:value-type="float" office:value="165.73" calcext:value-type="float">
            <text:p>165,73</text:p>
          </table:table-cell>
          <table:table-cell table:formula="of:=AVERAGE([.D32];[.E32];[.F32];[.G32];[.H32];[.I32];[.J32];[.K32];[.L32];[.M32])" office:value-type="float" office:value="193.585" calcext:value-type="float">
            <text:p>193,58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°Iteraciones</text:p>
          </table:table-cell>
          <table:table-cell/>
          <table:table-cell office:value-type="string" calcext:value-type="string">
            <text:p>Porcentaje mejora con respecto a la solucion inicial</text:p>
          </table:table-cell>
          <table:table-cell office:value-type="float" office:value="0.6851" calcext:value-type="float">
            <text:p>0,6851</text:p>
          </table:table-cell>
          <table:table-cell office:value-type="string" calcext:value-type="string">
            <text:p>0.637892</text:p>
          </table:table-cell>
          <table:table-cell office:value-type="float" office:value="0.587835" calcext:value-type="float">
            <text:p>0,587835</text:p>
          </table:table-cell>
          <table:table-cell office:value-type="float" office:value="0.543576" calcext:value-type="float">
            <text:p>0,543576</text:p>
          </table:table-cell>
          <table:table-cell office:value-type="float" office:value="0.007274" calcext:value-type="float">
            <text:p>0,007274</text:p>
          </table:table-cell>
          <table:table-cell office:value-type="float" office:value="0.372124" calcext:value-type="float">
            <text:p>0,372124</text:p>
          </table:table-cell>
          <table:table-cell office:value-type="float" office:value="0.515634" calcext:value-type="float">
            <text:p>0,515634</text:p>
          </table:table-cell>
          <table:table-cell office:value-type="float" office:value="0.187469" calcext:value-type="float">
            <text:p>0,187469</text:p>
          </table:table-cell>
          <table:table-cell office:value-type="float" office:value="0" calcext:value-type="float">
            <text:p>0</text:p>
          </table:table-cell>
          <table:table-cell office:value-type="float" office:value="0.0493317" calcext:value-type="float">
            <text:p>0,0493317</text:p>
          </table:table-cell>
          <table:table-cell table:formula="of:=AVERAGE([.D34:.M34])" office:value-type="float" office:value="0.327593744444444" calcext:value-type="float">
            <text:p>0,3275937444</text:p>
          </table:table-cell>
          <table:table-cell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0" table:number-columns-repeated="14"/>
        </table:table-row>
        <table:table-row table:style-name="ro1">
          <table:table-cell/>
          <table:table-cell table:style-name="ce10" table:number-columns-repeated="14"/>
        </table:table-row>
        <table:table-row table:style-name="ro1">
          <table:table-cell/>
          <table:table-cell office:value-type="string" calcext:value-type="string">
            <text:p><text:s text:c="12"/>Sin k-means++(Aleatorio)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220.14" calcext:value-type="float">
            <text:p>220,14</text:p>
          </table:table-cell>
          <table:table-cell office:value-type="float" office:value="187.56" calcext:value-type="float">
            <text:p>187,56</text:p>
          </table:table-cell>
          <table:table-cell office:value-type="float" office:value="234.12" calcext:value-type="float">
            <text:p>234,12</text:p>
          </table:table-cell>
          <table:table-cell office:value-type="float" office:value="223.59" calcext:value-type="float">
            <text:p>223,59</text:p>
          </table:table-cell>
          <table:table-cell office:value-type="float" office:value="169.45" calcext:value-type="float">
            <text:p>169,45</text:p>
          </table:table-cell>
          <table:table-cell office:value-type="float" office:value="240.62" calcext:value-type="float">
            <text:p>240,62</text:p>
          </table:table-cell>
          <table:table-cell office:value-type="float" office:value="165.9" calcext:value-type="float">
            <text:p>165,9</text:p>
          </table:table-cell>
          <table:table-cell office:value-type="float" office:value="501.96" calcext:value-type="float">
            <text:p>501,96</text:p>
          </table:table-cell>
          <table:table-cell office:value-type="float" office:value="224.3" calcext:value-type="float">
            <text:p>224,3</text:p>
          </table:table-cell>
          <table:table-cell office:value-type="float" office:value="245.12" calcext:value-type="float">
            <text:p>245,12</text:p>
          </table:table-cell>
          <table:table-cell table:formula="of:=AVERAGE([.D39];[.D39];[.F39];[.G39];[.H39];[.I39];[.J39];[.K39];[.L39];[.M39])" office:value-type="float" office:value="244.534" calcext:value-type="float">
            <text:p>244,53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rcentaje mejora con respecto a la solucion inicial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810584" calcext:value-type="float">
            <text:p>0,810584</text:p>
          </table:table-cell>
          <table:table-cell office:value-type="float" office:value="0.866905" calcext:value-type="float">
            <text:p>0,866905</text:p>
          </table:table-cell>
          <table:table-cell office:value-type="float" office:value="0.252557" calcext:value-type="float">
            <text:p>0,252557</text:p>
          </table:table-cell>
          <table:table-cell office:value-type="float" office:value="0" calcext:value-type="float">
            <text:p>0</text:p>
          </table:table-cell>
          <table:table-cell office:value-type="float" office:value="0.812413" calcext:value-type="float">
            <text:p>0,812413</text:p>
          </table:table-cell>
          <table:table-cell office:value-type="float" office:value="0.0965036" calcext:value-type="float">
            <text:p>0,0965036</text:p>
          </table:table-cell>
          <table:table-cell office:value-type="float" office:value="0.364543" calcext:value-type="float">
            <text:p>0,3645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41];[.E41];[.F41];[.G41];[.H41];[.I41];[.J41];[.K41];[.L41];[.M41])" office:value-type="float" office:value="0.33253056" calcext:value-type="float">
            <text:p>0,33253056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Comentarios: </text:p>
          </table:table-cell>
          <table:table-cell table:style-name="ce11" office:value-type="string" calcext:value-type="string">
            <text:p>Se ve la mejora sobretodo sin kmeans++ cuando le quitamos el criterio de convergencia. La razón es que cuando teníamos el criterio de convergencia, el LS no pasaba</text:p>
          </table:table-cell>
          <table:table-cell table:style-name="ce11" table:number-columns-repeated="12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De 1 iteración, por lo tanto su contribución era prácticamente nula. Ahora sin criterio de convergencia estamos obligando a que corra las 25 iteraciones, dándole así</text:p>
          </table:table-cell>
          <table:table-cell table:style-name="ce11" table:number-columns-repeated="12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mas oportunidad de que mejore la solución inicial.</text:p>
          </table:table-cell>
          <table:table-cell table:style-name="ce11" table:number-columns-repeated="12"/>
        </table:table-row>
        <table:table-row table:style-name="ro1" table:number-rows-repeated="2">
          <table:table-cell/>
          <table:table-cell table:style-name="ce11" table:number-columns-repeated="14"/>
        </table:table-row>
        <table:table-row table:style-name="ro1" table:number-rows-repeated="2">
          <table:table-cell table:style-name="Default" table:number-columns-repeated="15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Archivo de prueba: iris.data.txt</text:p>
          </table:table-cell>
          <table:table-cell table:style-name="ce3" table:number-columns-repeated="8"/>
        </table:table-row>
        <table:table-row table:style-name="ro2">
          <table:table-cell table:style-name="ce3" table:number-columns-repeated="7"/>
          <table:table-cell table:style-name="ce12" office:value-type="string" calcext:value-type="string">
            <text:p>Con K=3 SIN criterio de convergencia</text:p>
          </table:table-cell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Con k-means++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171.26" calcext:value-type="float">
            <text:p>171,26</text:p>
          </table:table-cell>
          <table:table-cell office:value-type="float" office:value="163.38" calcext:value-type="float">
            <text:p>163,38</text:p>
          </table:table-cell>
          <table:table-cell office:value-type="float" office:value="165.03" calcext:value-type="float">
            <text:p>165,03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198.01</text:p>
          </table:table-cell>
          <table:table-cell office:value-type="float" office:value="190.06" calcext:value-type="float">
            <text:p>190,06</text:p>
          </table:table-cell>
          <table:table-cell office:value-type="float" office:value="163.38" calcext:value-type="float">
            <text:p>163,38</text:p>
          </table:table-cell>
          <table:table-cell office:value-type="float" office:value="214.06" calcext:value-type="float">
            <text:p>214,06</text:p>
          </table:table-cell>
          <table:table-cell office:value-type="float" office:value="248.77" calcext:value-type="float">
            <text:p>248,77</text:p>
          </table:table-cell>
          <table:table-cell office:value-type="float" office:value="211.95" calcext:value-type="float">
            <text:p>211,95</text:p>
          </table:table-cell>
          <table:table-cell table:formula="of:=AVERAGE([.D53];[.E53];[.F53];[.G53];[.H53];[.I53];[.J53];[.K53];[.L53];[.M53])" office:value-type="float" office:value="189.103333333333" calcext:value-type="float">
            <text:p>189,103333333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rcentaje mejora con respecto a la solucion inicial</text:p>
          </table:table-cell>
          <table:table-cell office:value-type="float" office:value="0.662086" calcext:value-type="float">
            <text:p>0,662086</text:p>
          </table:table-cell>
          <table:table-cell office:value-type="float" office:value="0.283861" calcext:value-type="float">
            <text:p>0,283861</text:p>
          </table:table-cell>
          <table:table-cell office:value-type="float" office:value="0.124602" calcext:value-type="float">
            <text:p>0,124602</text:p>
          </table:table-cell>
          <table:table-cell office:value-type="float" office:value="0.688714" calcext:value-type="float">
            <text:p>0,688714</text:p>
          </table:table-cell>
          <table:table-cell office:value-type="float" office:value="0.31007" calcext:value-type="float">
            <text:p>0,31007</text:p>
          </table:table-cell>
          <table:table-cell office:value-type="float" office:value="0.662086" calcext:value-type="float">
            <text:p>0,662086</text:p>
          </table:table-cell>
          <table:table-cell office:value-type="float" office:value="0.283861" calcext:value-type="float">
            <text:p>0,283861</text:p>
          </table:table-cell>
          <table:table-cell office:value-type="float" office:value="0.0482838" calcext:value-type="float">
            <text:p>0,0482838</text:p>
          </table:table-cell>
          <table:table-cell office:value-type="float" office:value="0.0352517" calcext:value-type="float">
            <text:p>0,0352517</text:p>
          </table:table-cell>
          <table:table-cell office:value-type="float" office:value="0.547753" calcext:value-type="float">
            <text:p>0,547753</text:p>
          </table:table-cell>
          <table:table-cell table:formula="of:=AVERAGE([.D55:.M55])" office:value-type="float" office:value="0.36465685" calcext:value-type="float">
            <text:p>0,3646568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iempo(Segundos)</text:p>
          </table:table-cell>
          <table:table-cell office:value-type="float" office:value="5.958131" calcext:value-type="float">
            <text:p>5,958131</text:p>
          </table:table-cell>
          <table:table-cell office:value-type="float" office:value="5.991594" calcext:value-type="float">
            <text:p>5,991594</text:p>
          </table:table-cell>
          <table:table-cell office:value-type="float" office:value="6.13517" calcext:value-type="float">
            <text:p>6,13517</text:p>
          </table:table-cell>
          <table:table-cell office:value-type="float" office:value="5.965724" calcext:value-type="float">
            <text:p>5,965724</text:p>
          </table:table-cell>
          <table:table-cell office:value-type="float" office:value="5.970485" calcext:value-type="float">
            <text:p>5,970485</text:p>
          </table:table-cell>
          <table:table-cell office:value-type="float" office:value="5.958131" calcext:value-type="float">
            <text:p>5,958131</text:p>
          </table:table-cell>
          <table:table-cell office:value-type="float" office:value="5.991594" calcext:value-type="float">
            <text:p>5,991594</text:p>
          </table:table-cell>
          <table:table-cell office:value-type="float" office:value="5.97305" calcext:value-type="float">
            <text:p>5,97305</text:p>
          </table:table-cell>
          <table:table-cell office:value-type="float" office:value="6.21829" calcext:value-type="float">
            <text:p>6,21829</text:p>
          </table:table-cell>
          <table:table-cell office:value-type="float" office:value="6.5263" calcext:value-type="float">
            <text:p>6,5263</text:p>
          </table:table-cell>
          <table:table-cell table:formula="of:=AVERAGE([.D57];[.E57];[.F57];[.G57];[.H57];[.I57];[.J57];[.K57];[.M57])" office:value-type="float" office:value="6.05224211111111" calcext:value-type="float">
            <text:p>6,052242111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entros</text:p>
          </table:table-cell>
          <table:table-cell office:value-type="string" calcext:value-type="string">
            <text:p>[78, 2, 0]</text:p>
          </table:table-cell>
          <table:table-cell office:value-type="string" calcext:value-type="string">
            <text:p>[123, 43, 0]</text:p>
          </table:table-cell>
          <table:table-cell office:value-type="string" calcext:value-type="string">
            <text:p>[9, 133, 0]</text:p>
          </table:table-cell>
          <table:table-cell office:value-type="string" calcext:value-type="string">
            <text:p>[109, 99, 0]</text:p>
          </table:table-cell>
          <table:table-cell office:value-type="string" calcext:value-type="string">
            <text:p>95 32 0</text:p>
          </table:table-cell>
          <table:table-cell office:value-type="string" calcext:value-type="string">
            <text:p>67 135 0</text:p>
          </table:table-cell>
          <table:table-cell office:value-type="string" calcext:value-type="string">
            <text:p>123 43 0</text:p>
          </table:table-cell>
          <table:table-cell office:value-type="string" calcext:value-type="string">
            <text:p>65 28 109</text:p>
          </table:table-cell>
          <table:table-cell office:value-type="string" calcext:value-type="string">
            <text:p>27 104 0</text:p>
          </table:table-cell>
          <table:table-cell office:value-type="string" calcext:value-type="string">
            <text:p>121 11 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°Iteraciones</text:p>
          </table:table-cell>
          <table:table-cell table:style-name="Default" table:number-columns-repeated="1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Sin k-means++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rrida 1</text:p>
          </table:table-cell>
          <table:table-cell office:value-type="string" calcext:value-type="string">
            <text:p>Corrida 2</text:p>
          </table:table-cell>
          <table:table-cell office:value-type="string" calcext:value-type="string">
            <text:p>Corrida 3</text:p>
          </table:table-cell>
          <table:table-cell office:value-type="string" calcext:value-type="string">
            <text:p>Corrida 4</text:p>
          </table:table-cell>
          <table:table-cell office:value-type="string" calcext:value-type="string">
            <text:p>Corrida 5</text:p>
          </table:table-cell>
          <table:table-cell office:value-type="string" calcext:value-type="string">
            <text:p>Corrida 6</text:p>
          </table:table-cell>
          <table:table-cell office:value-type="string" calcext:value-type="string">
            <text:p>Corrida 7</text:p>
          </table:table-cell>
          <table:table-cell office:value-type="string" calcext:value-type="string">
            <text:p>Corrida 8</text:p>
          </table:table-cell>
          <table:table-cell office:value-type="string" calcext:value-type="string">
            <text:p>Corrida 9</text:p>
          </table:table-cell>
          <table:table-cell office:value-type="string" calcext:value-type="string">
            <text:p>Corrida 10</text:p>
          </table:table-cell>
          <table:table-cell office:value-type="string" calcext:value-type="string">
            <text:p>Promed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orsión</text:p>
          </table:table-cell>
          <table:table-cell office:value-type="float" office:value="185.44" calcext:value-type="float">
            <text:p>185,44</text:p>
          </table:table-cell>
          <table:table-cell office:value-type="float" office:value="173.02" calcext:value-type="float">
            <text:p>173,02</text:p>
          </table:table-cell>
          <table:table-cell office:value-type="float" office:value="179.98" calcext:value-type="float">
            <text:p>179,98</text:p>
          </table:table-cell>
          <table:table-cell office:value-type="float" office:value="161.88" calcext:value-type="float">
            <text:p>161,88</text:p>
          </table:table-cell>
          <table:table-cell office:value-type="float" office:value="186.55" calcext:value-type="float">
            <text:p>186,55</text:p>
          </table:table-cell>
          <table:table-cell office:value-type="float" office:value="213.24" calcext:value-type="float">
            <text:p>213,24</text:p>
          </table:table-cell>
          <table:table-cell office:value-type="float" office:value="187.58" calcext:value-type="float">
            <text:p>187,58</text:p>
          </table:table-cell>
          <table:table-cell office:value-type="float" office:value="174.96" calcext:value-type="float">
            <text:p>174,96</text:p>
          </table:table-cell>
          <table:table-cell office:value-type="float" office:value="191.15" calcext:value-type="float">
            <text:p>191,15</text:p>
          </table:table-cell>
          <table:table-cell office:value-type="float" office:value="185.64" calcext:value-type="float">
            <text:p>185,64</text:p>
          </table:table-cell>
          <table:table-cell table:formula="of:=AVERAGE([.D64];[.E64];[.F64];[.G64];[.H64];[.I64];[.J64];[.K64];[.L64];[.M64])" office:value-type="float" office:value="183.944" calcext:value-type="float">
            <text:p>183,94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orcentaje mejora con respecto a la solucion inicial</text:p>
          </table:table-cell>
          <table:table-cell office:value-type="float" office:value="0.496415" calcext:value-type="float">
            <text:p>0,496415</text:p>
          </table:table-cell>
          <table:table-cell office:value-type="float" office:value="0.694408" calcext:value-type="float">
            <text:p>0,694408</text:p>
          </table:table-cell>
          <table:table-cell office:value-type="float" office:value="0.892416" calcext:value-type="float">
            <text:p>0,892416</text:p>
          </table:table-cell>
          <table:table-cell office:value-type="float" office:value="0.808578" calcext:value-type="float">
            <text:p>0,808578</text:p>
          </table:table-cell>
          <table:table-cell office:value-type="float" office:value="0.833087" calcext:value-type="float">
            <text:p>0,833087</text:p>
          </table:table-cell>
          <table:table-cell office:value-type="float" office:value="0.881545" calcext:value-type="float">
            <text:p>0,881545</text:p>
          </table:table-cell>
          <table:table-cell office:value-type="float" office:value="0.093904" calcext:value-type="float">
            <text:p>0,093904</text:p>
          </table:table-cell>
          <table:table-cell office:value-type="float" office:value="0.18285" calcext:value-type="float">
            <text:p>0,18285</text:p>
          </table:table-cell>
          <table:table-cell office:value-type="float" office:value="0.0390126" calcext:value-type="float">
            <text:p>0,0390126</text:p>
          </table:table-cell>
          <table:table-cell office:value-type="float" office:value="0.661537" calcext:value-type="float">
            <text:p>0,661537</text:p>
          </table:table-cell>
          <table:table-cell table:formula="of:=AVERAGE([.D66:.M66])" office:value-type="float" office:value="0.55837526" calcext:value-type="float">
            <text:p>0,5583752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iempo(Segundos)</text:p>
          </table:table-cell>
          <table:table-cell office:value-type="float" office:value="6.86408" calcext:value-type="float">
            <text:p>6,86408</text:p>
          </table:table-cell>
          <table:table-cell office:value-type="float" office:value="5.999027" calcext:value-type="float">
            <text:p>5,999027</text:p>
          </table:table-cell>
          <table:table-cell office:value-type="float" office:value="6.19338" calcext:value-type="float">
            <text:p>6,19338</text:p>
          </table:table-cell>
          <table:table-cell office:value-type="float" office:value="6.522253" calcext:value-type="float">
            <text:p>6,522253</text:p>
          </table:table-cell>
          <table:table-cell office:value-type="float" office:value="5.916578" calcext:value-type="float">
            <text:p>5,916578</text:p>
          </table:table-cell>
          <table:table-cell office:value-type="float" office:value="6.211836" calcext:value-type="float">
            <text:p>6,211836</text:p>
          </table:table-cell>
          <table:table-cell office:value-type="float" office:value="6.589039" calcext:value-type="float">
            <text:p>6,589039</text:p>
          </table:table-cell>
          <table:table-cell office:value-type="float" office:value="6.563541" calcext:value-type="float">
            <text:p>6,563541</text:p>
          </table:table-cell>
          <table:table-cell office:value-type="float" office:value="6.561915" calcext:value-type="float">
            <text:p>6,561915</text:p>
          </table:table-cell>
          <table:table-cell office:value-type="float" office:value="6.362583" calcext:value-type="float">
            <text:p>6,362583</text:p>
          </table:table-cell>
          <table:table-cell table:formula="of:=AVERAGE([.D68];[.E68];[.F68];[.G68];[.H68];[.I68];[.J68];[.K68];[.M68])" office:value-type="float" office:value="6.35803522222222" calcext:value-type="float">
            <text:p>6,358035222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entros</text:p>
          </table:table-cell>
          <table:table-cell office:value-type="string" calcext:value-type="string">
            <text:p>26 116 4</text:p>
          </table:table-cell>
          <table:table-cell office:value-type="string" calcext:value-type="string">
            <text:p>26 149 0</text:p>
          </table:table-cell>
          <table:table-cell office:value-type="string" calcext:value-type="string">
            <text:p>110 27 30</text:p>
          </table:table-cell>
          <table:table-cell office:value-type="string" calcext:value-type="string">
            <text:p>28 127 146</text:p>
          </table:table-cell>
          <table:table-cell office:value-type="string" calcext:value-type="string">
            <text:p>126 38 77</text:p>
          </table:table-cell>
          <table:table-cell office:value-type="string" calcext:value-type="string">
            <text:p>26 134 17</text:p>
          </table:table-cell>
          <table:table-cell office:value-type="string" calcext:value-type="string">
            <text:p>23 137 49</text:p>
          </table:table-cell>
          <table:table-cell office:value-type="string" calcext:value-type="string">
            <text:p>23 72 2</text:p>
          </table:table-cell>
          <table:table-cell office:value-type="string" calcext:value-type="string">
            <text:p>137 30 2</text:p>
          </table:table-cell>
          <table:table-cell office:value-type="string" calcext:value-type="string">
            <text:p>19 56 1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 style:data-style-name="N2" text:time-value="17:14:52.48061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lin </meta:initial-creator>
    <meta:creation-date>2015-05-07T22:46:13.252433366</meta:creation-date>
    <dc:date>2015-05-09T18:20:30.472340969</dc:date>
    <dc:creator>franklin </dc:creator>
    <meta:editing-duration>PT27M2S</meta:editing-duration>
    <meta:editing-cycles>4</meta:editing-cycles>
    <meta:generator>LibreOffice/4.2.7.2$Linux_X86_64 LibreOffice_project/420m0$Build-2</meta:generator>
    <meta:document-statistic meta:table-count="1" meta:cell-count="285" meta:object-count="0"/>
  </office:meta>
</office:document-meta>
</file>